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61pt"/>
    </style:style>
    <style:style style:name="co4" style:family="table-column">
      <style:table-column-properties fo:break-before="auto" style:column-width="43.26pt"/>
    </style:style>
    <style:style style:name="co5" style:family="table-column">
      <style:table-column-properties fo:break-before="auto" style:column-width="73.39pt"/>
    </style:style>
    <style:style style:name="co6" style:family="table-column">
      <style:table-column-properties fo:break-before="auto" style:column-width="68.5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3" table:number-rows-spanned="1">
            <text:p>Ejemplo de llenado de tabla de transaccion</text:p>
          </table:table-cell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_tipo_trans</text:p>
          </table:table-cell>
          <table:table-cell table:style-name="ce1" office:value-type="string" calcext:value-type="string">
            <text:p>id_are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f_tr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rvicio</text:p>
          </table:table-cell>
          <table:table-cell office:value-type="string" calcext:value-type="string">
            <text:p>areaServ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id_servic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enta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d_articu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ago emp</text:p>
          </table:table-cell>
          <table:table-cell office:value-type="string" calcext:value-type="string">
            <text:p>area_emp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string" calcext:value-type="string">
            <text:p>nombre e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mpra_art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id_suplid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eg_caja</text:p>
          </table:table-cell>
          <table:table-cell office:value-type="string" calcext:value-type="string">
            <text:p>area general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string" calcext:value-type="string">
            <text:p>id_caja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id_resour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_orde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_orde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edula em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_articul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_ord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5:17:35.616284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05:19.079410672</meta:creation-date>
    <dc:date>2016-11-27T01:52:47.287275986</dc:date>
    <meta:editing-duration>PT15H39M48S</meta:editing-duration>
    <meta:editing-cycles>3</meta:editing-cycles>
    <meta:generator>LibreOffice/5.1.4.2$Linux_X86_64 LibreOffice_project/10m0$Build-2</meta:generator>
    <meta:print-date>2016-11-26T15:24:09.589482218</meta:print-date>
    <meta:document-statistic meta:table-count="1" meta:cell-count="55" meta:object-count="0"/>
  </office:meta>
</office:document-meta>
</file>